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815" officeooo:paragraph-rsid="001fc815"/>
    </style:style>
    <style:style style:name="P2" style:family="paragraph" style:parent-style-name="Standard">
      <style:text-properties fo:font-weight="bold" officeooo:rsid="001fc815" officeooo:paragraph-rsid="001fc815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normal" officeooo:paragraph-rsid="0022e87b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officeooo:paragraph-rsid="002498a3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fc815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21b52"/>
    </style:style>
    <style:style style:name="P8" style:family="paragraph" style:parent-style-name="Heading_20_3">
      <style:paragraph-properties fo:text-align="justify" style:justify-single-word="false"/>
      <style:text-properties officeooo:rsid="001fc815" officeooo:paragraph-rsid="001fc815"/>
    </style:style>
    <style:style style:name="P9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d8cf4" style:font-name="Source Code Pro" fo:font-size="12pt" fo:font-style="normal" fo:font-weight="normal" fo:background-color="#f5f5f5" loext:char-shading-value="0" style:font-weight-asian="normal" style:font-weight-complex="normal" fo:padding="0cm" fo:border="none"/>
    </style:style>
    <style:style style:name="T3" style:family="text">
      <style:text-properties fo:font-variant="normal" fo:text-transform="none" fo:color="#4d8cf4" style:font-name="Source Code Pro" fo:font-size="9.75pt" fo:letter-spacing="normal" fo:font-style="normal" fo:font-weight="bold" fo:background-color="#f5f5f5" loext:char-shading-value="0" fo:padding="0cm" fo:border="none"/>
    </style:style>
    <style:style style:name="T4" style:family="text">
      <style:text-properties fo:font-variant="normal" fo:text-transform="none" fo:color="#4d8cf4" style:font-name="Source Code Pro" fo:font-size="9.75pt" fo:letter-spacing="normal" fo:font-style="normal" fo:font-weight="bold" fo:background-color="#f5f5f5" loext:char-shading-value="0" style:font-weight-asian="bold" style:font-weight-complex="bold" fo:padding="0cm" fo:border="none"/>
    </style:style>
    <style:style style:name="T5" style:family="text">
      <style:text-properties fo:font-variant="normal" fo:text-transform="none" fo:color="#4d8cf4" style:font-name="Source Code Pro" fo:font-size="9.75pt" fo:letter-spacing="normal" fo:font-style="normal" fo:background-color="#f5f5f5" loext:char-shading-value="0" fo:padding="0cm" fo:border="none"/>
    </style:style>
    <style:style style:name="T6" style:family="text">
      <style:text-properties fo:font-variant="normal" fo:text-transform="none" fo:color="#4d8cf4" style:font-name="Source Code Pro" fo:font-size="9.75pt" fo:letter-spacing="normal" fo:font-style="normal" fo:font-weight="normal" fo:background-color="#f5f5f5" loext:char-shading-value="0" style:font-weight-asian="normal" style:font-weight-complex="normal" fo:padding="0cm" fo:border="none"/>
    </style:style>
    <style:style style:name="T7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style:text-blinking="false" fo:background-color="#ffffff" loext:char-shading-value="0"/>
    </style:style>
    <style:style style:name="T13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4a8bfc" style:text-line-through-style="none" style:text-line-through-type="none" style:font-name="Avenir Next" fo:font-size="11.25pt" fo:letter-spacing="normal" fo:font-style="normal" style:text-underline-style="none" fo:font-weight="normal" officeooo:rsid="001fc815" style:text-blinking="false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fo:color="#333333" style:font-name="Avenir Next" fo:font-size="11.25pt" fo:letter-spacing="normal" fo:font-style="normal"/>
    </style:style>
    <style:style style:name="T17" style:family="text">
      <style:text-properties fo:font-variant="normal" fo:text-transform="none" fo:color="#333333" style:font-name="Avenir Next" fo:font-size="11.25pt" fo:letter-spacing="normal" fo:font-style="normal" fo:font-weight="bold"/>
    </style:style>
    <style:style style:name="T18" style:family="text">
      <style:text-properties fo:font-variant="normal" fo:text-transform="none" fo:color="#333333" style:font-name="Avenir Next" fo:font-size="11.25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333333" style:font-name="Avenir Next" fo:font-size="11.25pt" fo:letter-spacing="normal" fo:font-style="normal" fo:font-weight="bold" officeooo:rsid="00221b52" style:font-weight-asian="bold" style:font-weight-complex="bold"/>
    </style:style>
    <style:style style:name="T20" style:family="text">
      <style:text-properties fo:font-variant="normal" fo:text-transform="none" fo:color="#333333" style:font-name="Avenir Next" fo:font-size="11.25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333333" style:font-name="Avenir Next" fo:font-size="11.25pt" fo:letter-spacing="normal" fo:font-style="normal" fo:font-weight="normal" officeooo:rsid="001fc815" style:font-weight-asian="normal" style:font-weight-complex="normal"/>
    </style:style>
    <style:style style:name="T22" style:family="text">
      <style:text-properties fo:font-variant="normal" fo:text-transform="none" fo:color="#333333" style:font-name="Avenir Next" fo:font-size="11.25pt" fo:letter-spacing="normal" fo:font-style="normal" fo:font-weight="normal" officeooo:rsid="00205d5f" style:font-weight-asian="normal" style:font-weight-complex="normal"/>
    </style:style>
    <style:style style:name="T23" style:family="text">
      <style:text-properties fo:font-variant="normal" fo:text-transform="none" fo:color="#333333" style:font-name="Avenir Next" fo:font-size="11.25pt" fo:letter-spacing="normal" fo:font-style="normal" fo:font-weight="normal" officeooo:rsid="00221b52" style:font-weight-asian="normal" style:font-weight-complex="normal"/>
    </style:style>
    <style:style style:name="T24" style:family="text">
      <style:text-properties fo:font-variant="normal" fo:text-transform="none" fo:color="#333333" style:font-name="Avenir Next" fo:font-size="11.25pt" fo:letter-spacing="normal" fo:font-style="normal" fo:font-weight="normal" officeooo:rsid="002498a3" style:font-weight-asian="normal" style:font-weight-complex="normal"/>
    </style:style>
    <style:style style:name="T25" style:family="text">
      <style:text-properties fo:font-variant="normal" fo:text-transform="none" fo:color="#333333" style:font-name="Avenir Next" fo:font-size="11.25pt" fo:letter-spacing="normal" fo:font-style="normal" officeooo:rsid="0022e87b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28" style:family="text">
      <style:text-properties fo:font-variant="normal" fo:text-transform="none" fo:color="#333333" fo:letter-spacing="normal" fo:font-weight="normal" style:font-weight-asian="normal" style:font-weight-complex="normal"/>
    </style:style>
    <style:style style:name="T29" style:family="text">
      <style:text-properties fo:font-variant="normal" fo:text-transform="none" fo:color="#26292e" style:text-line-through-style="none" style:text-line-through-type="none" style:font-name="Avenir Next" fo:font-size="13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120</text:p>
      <text:p text:style-name="P1"><text:a xlink:type="simple" xlink:href="http://ionicframework.com/docs/api/components/slides/Slides/">http://ionicframework.com/docs/api/components/slides/Slides/</text:a></text:p>
      <text:p text:style-name="P1"/>
      <text:p text:style-name="P1"/>
      <text:h text:style-name="P8" text:outline-level="3"><text:span text:style-name="Source_20_Text"><text:span text:style-name="T2">ion-slides</text:span></text:span></text:h>
      <text:p text:style-name="P5"><text:a xlink:type="simple" xlink:href="http://github.com/ionic-team/ionic/edit/master/src/components/slides/slides.ts#L21"><text:span text:style-name="T13">Improve this doc</text:span></text:a></text:p>
      <text:p text:style-name="P5"><text:span text:style-name="T20"/></text:p>
      <text:p text:style-name="P6"><text:span text:style-name="T20">El componente de </text:span><text:span text:style-name="T18">Slides</text:span><text:span text:style-name="T21">(</text:span><text:span text:style-name="T22">dispositivas</text:span><text:span text:style-name="T21">)</text:span><text:span text:style-name="T20"> es un contenedor de varias secciones. Cada sección se puede deslizar o arrastrar . Contiene cualquier número </text:span><text:a xlink:type="simple" xlink:href="http://ionicframework.com/docs/api/components/slides/Slide">s</text:a><text:span text:style-name="T15">lides</text:span><text:span text:style-name="T28"> </text:span><text:span text:style-name="T20">.</text:span></text:p>
      <text:h text:style-name="P9" text:outline-level="3"><text:a xlink:type="simple" xlink:href="http://ionicframework.com/docs/api/components/slides/Slides/#creating" office:name="creating"><text:span text:style-name="T29">Creating</text:span></text:a></text:h>
      <text:p text:style-name="P7"><text:span text:style-name="T20">Debe utilizar una plantilla para crear slides y escuchar los eventos de slides. La plantilla debe contener el contenedor de slides, un </text:span><text:span text:style-name="Source_20_Text"><text:span text:style-name="T6"> </text:span></text:span><text:span text:style-name="T20">elemento </text:span><text:span text:style-name="Source_20_Text"><text:span text:style-name="T6">&lt;ion-slides&gt;</text:span></text:span><text:span text:style-name="T20"> y cualquier número de </text:span><text:span text:style-name="T18">componentes de </text:span><text:span text:style-name="T19">slide</text:span><text:span text:style-name="T20">, escritos como </text:span><text:span text:style-name="Source_20_Text"><text:span text:style-name="T6">&lt;ion-slide&gt;</text:span></text:span><text:span text:style-name="T20">. Los valores de configuración <text:s/>se pueden configurar como propiedades de entrada, que se enumeran a continuación. Los eventos de slides también se pueden escuchar, como cambiando </text:span><text:span text:style-name="T23">slide </text:span><text:span text:style-name="T20">colocando el evento en el elemento </text:span><text:span text:style-name="Source_20_Text"><text:span text:style-name="T6">&lt;ion-slides&gt;</text:span></text:span><text:span text:style-name="T20">. Consulte el </text:span><text:a xlink:type="simple" xlink:href="http://ionicframework.com/docs/api/components/slides/Slides/#usage"><text:span text:style-name="T14">apartado Uso más</text:span></text:a><text:span text:style-name="T20">abajo para obtener más información.</text:span></text:p>
      <text:h text:style-name="P9" text:outline-level="3"><text:a xlink:type="simple" xlink:href="http://ionicframework.com/docs/api/components/slides/Slides/#navigating" office:name="navigating"><text:span text:style-name="T29">Navigating</text:span></text:a></text:h>
      <text:p text:style-name="P5"><text:span text:style-name="T20"/></text:p>
      <text:p text:style-name="P3"><text:span text:style-name="T16">Después de crear y configurar </text:span><text:span text:style-name="T25">los slides</text:span><text:span text:style-name="T16">, puede navegar entre ell</text:span><text:span text:style-name="T25">o</text:span><text:span text:style-name="T16">s mediante métodos de </text:span><text:span text:style-name="T18">swiping </text:span><text:span text:style-name="T16">o de llamada en la instancia </text:span><text:span text:style-name="Source_20_Text"><text:span text:style-name="T5">Slides</text:span></text:span><text:span text:style-name="T16">. Puede llamar </text:span><text:span text:style-name="Source_20_Text"><text:span text:style-name="T4">slideTo()</text:span></text:span><text:span text:style-name="Source_20_Text"><text:span text:style-name="T5"> </text:span></text:span><text:span text:style-name="T16">para navegar a un </text:span><text:span text:style-name="T25">slide </text:span><text:span text:style-name="T16">específic</text:span><text:span text:style-name="T25">o</text:span><text:span text:style-name="T16"> o </text:span><text:span text:style-name="Source_20_Text"><text:span text:style-name="T4">slideNext()</text:span></text:span><text:span text:style-name="T16">para cambiar a</text:span><text:span text:style-name="T25">l slide </text:span><text:span text:style-name="T16">que sigue a</text:span><text:span text:style-name="T25">l slide </text:span><text:span text:style-name="T16">activ</text:span><text:span text:style-name="T25">o</text:span><text:span text:style-name="T16">.  A continuación se enumeran todos los </text:span><text:a xlink:type="simple" xlink:href="http://ionicframework.com/docs/api/components/slides/Slides/#instance-members"><text:span text:style-name="T11">métodos</text:span></text:a><text:span text:style-name="T16"> proporcionados por la instancia </text:span><text:span text:style-name="Source_20_Text"><text:span text:style-name="T5">Slides</text:span></text:span><text:span text:style-name="T16">. Consulte </text:span><text:a xlink:type="simple" xlink:href="http://ionicframework.com/docs/api/components/slides/Slides/#usage"><text:span text:style-name="T11">Uso más</text:span></text:a><text:span text:style-name="T16">abajo para obtener más información sobre la navegación entre diapositivas.</text:span></text:p>
      <text:p text:style-name="P4"><text:span text:style-name="T30"><text:line-break/><text:line-break/></text:span><text:span text:style-name="T20">A continuación, podemos utilizar </text:span><text:span text:style-name="Source_20_Text"><text:span text:style-name="T6">ViewChild </text:span></text:span><text:span text:style-name="T20">para asignar la instancia de Slides a su propiedad </text:span><text:span text:style-name="Source_20_Text"><text:span text:style-name="T6">slides</text:span></text:span><text:span text:style-name="T20">. Ahora podemos llamar a cualquiera de los </text:span><text:a xlink:type="simple" xlink:href="http://ionicframework.com/docs/api/components/slides/Slides/#instance-members"><text:span text:style-name="T14">métodos</text:span></text:a><text:span text:style-name="T28">  </text:span><text:span text:style-name="Source_20_Text"><text:span text:style-name="T6">Slides</text:span></text:span><text:span text:style-name="T20">, por ejemplo, podemos usar el método </text:span><text:span text:style-name="Source_20_Text"><text:span text:style-name="T6">slideTo()</text:span></text:span><text:span text:style-name="T20"> </text:span><text:span text:style-name="T24">del slide </text:span><text:span text:style-name="T20">para navegar a una diapositiva específica en un clic de botón. A continuación llamamos al </text:span><text:span text:style-name="Source_20_Text"><text:span text:style-name="T6"> </text:span></text:span><text:span text:style-name="T20">método </text:span><text:span text:style-name="Source_20_Text"><text:span text:style-name="T6">goToSlide() </text:span></text:span><text:span text:style-name="T20">y éste navega a la 3ª diapositiva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14:19.658040016</meta:creation-date>
    <meta:generator>LibreOffice/4.2.8.2$Linux_X86_64 LibreOffice_project/420m0$Build-2</meta:generator>
    <dc:date>2017-09-18T14:28:12.884177194</dc:date>
    <meta:editing-duration>PT9M43S</meta:editing-duration>
    <meta:editing-cycles>5</meta:editing-cycles>
    <meta:document-statistic meta:table-count="0" meta:image-count="0" meta:object-count="0" meta:page-count="1" meta:paragraph-count="10" meta:word-count="231" meta:character-count="1583" meta:non-whitespace-character-count="1355"/>
  </office:meta>
</office:document-meta>
</file>